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75cm" fo:min-width="8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15cm" svg:x="5cm" svg:y="6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2:04:32.013468638</meta:creation-date>
    <dc:date>2022-08-11T12:04:48.918338981</dc:date>
    <meta:editing-duration>PT17S</meta:editing-duration>
    <meta:editing-cycles>1</meta:editing-cycles>
    <meta:document-statistic meta:object-count="1"/>
    <meta:generator>LibreOffice/7.3.3.2$Linux_X86_64 LibreOffice_project/30$Build-2</meta:generator>
  </office:meta>
</office:document-meta>
</file>